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10000011D88EDDB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47cm" svg:height="9.906cm" svg:x="7.722cm" svg:y="7.817cm">
          <draw:image xlink:href="Pictures/10000000000000B10000011D88EDDBD5.png" xlink:type="simple" xlink:show="embed" xlink:actuate="onLoad">
            <text:p/>
          </draw:image>
        </draw:frame>
        <draw:frame draw:style-name="gr2" draw:text-style-name="P2" draw:layer="layout" svg:width="5.298cm" svg:height="1.348cm" svg:x="8.146cm" svg:y="18.78cm">
          <draw:text-box>
            <text:p text:style-name="P2"><text:span text:style-name="T1">Treble Cl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14:53.38</meta:creation-date>
    <dc:date>2012-10-30T21:17:23.51</dc:date>
    <meta:editing-duration>PT2M30S</meta:editing-duration>
    <meta:editing-cycles>1</meta:editing-cycles>
    <meta:document-statistic meta:object-count="2"/>
    <meta:generator>OpenOffice.org/3.3$Win32 OpenOffice.org_project/330m20$Build-9567</meta:generator>
  </office:meta>
</office:document-meta>
</file>